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dd47" officeooo:paragraph-rsid="0004dd4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4dd47" officeooo:paragraph-rsid="0004dd47"/>
    </style:style>
    <style:style style:name="P3" style:family="paragraph" style:parent-style-name="Standard">
      <style:paragraph-properties fo:text-align="end" style:justify-single-word="false"/>
      <style:text-properties style:text-underline-style="none" officeooo:rsid="0004dd47" officeooo:paragraph-rsid="0004dd4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04dd47" officeooo:paragraph-rsid="0004d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obné údaje</text:p>
      <text:p text:style-name="P2"/>
      <text:p text:style-name="P2">Príjemca</text:p>
      <text:p text:style-name="P2">adresa etc.</text:p>
      <text:p text:style-name="P2"/>
      <text:p text:style-name="P3">Dátum a miesto</text:p>
      <text:p text:style-name="P3"/>
      <text:p text:style-name="P4">___________________________________________________________________________________</text:p>
      <text:p text:style-name="P4"/>
      <text:p text:style-name="P4">Obsah je formálne rozčlenený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žiadosť o odpove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3:32.905760556</meta:creation-date>
    <dc:date>2024-03-21T09:15:32.403641536</dc:date>
    <meta:editing-duration>PT2M</meta:editing-duration>
    <meta:editing-cycles>1</meta:editing-cycles>
    <meta:document-statistic meta:table-count="0" meta:image-count="0" meta:object-count="0" meta:page-count="1" meta:paragraph-count="7" meta:word-count="16" meta:character-count="173" meta:non-whitespace-character-count="164"/>
    <meta:generator>LibreOffice/7.5.9.2$Linux_X86_64 LibreOffice_project/50$Build-2</meta:generator>
  </office:meta>
</office:document-meta>
</file>